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51cm" draw:marker-start-width="0.224cm" draw:marker-end-width="0.224cm" draw:stroke-linejoin="miter" draw:fill="solid" draw:fill-color="#ffffff"/>
    </style:style>
    <style:style style:name="gr3" style:family="graphic" style:parent-style-name="standard">
      <style:graphic-properties draw:stroke="none" svg:stroke-width="0.051cm" draw:marker-start-width="0.224cm" draw:marker-end-width="0.224cm" draw:stroke-linejoin="miter" draw:fill="solid" draw:fill-color="#000000"/>
    </style:style>
    <style:style style:name="gr4" style:family="graphic" style:parent-style-name="standard">
      <style:graphic-properties draw:stroke="none" svg:stroke-width="0.051cm" draw:marker-start-width="0.276cm" draw:marker-end-width="0.276cm" draw:fill="none" draw:fill-color="#ffffff" fo:min-height="5.846cm"/>
    </style:style>
    <style:style style:name="gr5" style:family="graphic" style:parent-style-name="standard">
      <style:graphic-properties draw:stroke="none" svg:stroke-width="0.051cm" draw:marker-start-width="0.276cm" draw:marker-end-width="0.276cm" draw:fill="none" draw:fill-color="#ffffff" fo:min-height="6.631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016cm"/>
    </style:style>
    <style:style style:name="gr7" style:family="graphic" style:parent-style-name="standard">
      <style:graphic-properties draw:stroke="none" svg:stroke-width="0.051cm" draw:marker-start-width="0.276cm" draw:marker-end-width="0.276cm" draw:fill="none" draw:fill-color="#ffffff" fo:min-height="5.338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objectwithoutfill">
      <style:graphic-properties svg:stroke-color="#333333"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svg:stroke-width="0.051cm" svg:stroke-color="#333333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margin-left="0cm" fo:margin-right="0cm" fo:text-align="start" fo:text-indent="0cm"/>
      <style:text-properties style:font-name="FreeSerif"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style:font-name="FreeSerif" fo:font-size="20pt" style:font-size-asian="20pt" style:font-size-complex="20pt"/>
    </style:style>
    <style:style style:name="P6" style:family="paragraph">
      <style:paragraph-properties fo:margin-left="0cm" fo:margin-right="0cm" fo:text-align="center" fo:text-indent="0cm"/>
      <style:text-properties style:font-name="FreeSerif" fo:font-size="22pt" style:font-size-asian="22pt" style:font-size-complex="22pt"/>
    </style:style>
    <style:style style:name="T1" style:family="text">
      <style:text-properties style:font-name="FreeSerif" fo:font-size="20pt" style:font-size-asian="20pt" style:font-size-complex="20pt"/>
    </style:style>
    <style:style style:name="T2" style:family="text">
      <style:text-properties style:font-name="FreeSerif" fo:font-size="18pt" style:font-size-asian="18pt" style:font-size-complex="18pt"/>
    </style:style>
    <style:style style:name="T3" style:family="text">
      <style:text-properties style:font-name="FreeSerif"/>
    </style:style>
    <style:style style:name="T4" style:family="text">
      <style:text-properties style:font-name="Free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9.779cm" svg:x="14.351cm" svg:y="5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6.985cm" svg:x="21.082cm" svg:y="8.1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985cm" svg:x="14.478cm" svg:y="8.1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9.779cm" svg:x="0.254cm" svg:y="5.7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985cm" svg:x="6.858cm" svg:y="8.2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6.985cm" svg:x="0.381cm" svg:y="8.2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(\mathbf{x})§svg§600§FALSE</svg:desc>
          <draw:polygon draw:style-name="gr2" draw:layer="layout" svg:width="0.888cm" svg:height="0.634cm" svg:x="8.763cm" svg:y="6.223cm" svg:viewBox="0 0 889 635" draw:points="445,635 0,635 0,0 889,0 889,635">
            <text:p/>
          </draw:polygon>
          <draw:path draw:style-name="gr3" draw:layer="layout" svg:width="0.15cm" svg:height="0.634cm" svg:x="8.827cm" svg:y="6.223cm" svg:viewBox="0 0 151 635" svg:d="M151 630c0-2 0-4-12-15-81-79-101-200-101-297 0-110 24-221 104-300 9-9 9-9 9-10 0-6-3-8-7-8-7 0-65 43-104 124-32 71-40 141-40 194 0 50 8 126 42 198 40 79 95 119 102 119 4 0 7-2 7-5z">
            <text:p/>
          </draw:path>
          <draw:path draw:style-name="gr3" draw:layer="layout" svg:width="0.361cm" svg:height="0.282cm" svg:x="9.025cm" svg:y="6.418cm" svg:viewBox="0 0 362 283" svg:d="M208 127l77-84c6-9 10-12 65-12v-31c-24 2-57 2-61 2-16 0-47-2-65-2v31c9 0 16 0 24 5-2 4-2 6-4 7l-54 60-65-72h26v-31c-16 0-56 2-76 2-22 0-51-2-71-2v31h45l100 117-84 94c-10 10-34 11-65 11v30c22-1 57-1 58-1 17 0 55 1 67 1v-30c-10 0-23-2-23-5s0-3 3-8l65-71 69 84h-24v30c17 0 54-1 76-1 20 0 50 1 71 1v-30h-45z">
            <text:p/>
          </draw:path>
          <draw:path draw:style-name="gr3" draw:layer="layout" svg:width="0.15cm" svg:height="0.634cm" svg:x="9.437cm" svg:y="6.223cm" svg:viewBox="0 0 151 635" svg:d="M151 318c0-49-7-127-44-199-38-77-95-119-99-119-6 0-8 2-8 8 0 1 0 1 12 14 65 63 101 164 101 296 0 110-24 221-104 301-9 7-9 9-9 11 0 3 2 5 8 5 4 0 63-43 101-122 33-71 42-141 42-195z">
            <text:p/>
          </draw:path>
        </draw:g>
        <draw:frame draw:style-name="gr4" draw:text-style-name="P4" draw:layer="layout" svg:width="6.858cm" svg:height="7.13cm" svg:x="0.381cm" svg:y="8.509cm">
          <draw:text-box>
            <text:p text:style-name="P2"><text:span text:style-name="T1">Structured fields</text:span></text:p>
            <text:p text:style-name="P3"><text:span text:style-name="T1">(on regular grids)</text:span></text:p>
            <text:p text:style-name="P3"><text:span text:style-name="T1"/></text:p>
            <text:list text:style-name="L1">
              <text:list-item>
                <text:p text:style-name="P3"><text:span text:style-name="T1">Mass density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loud-in-cell</text:span></text:p>
                  </text:list-item>
                </text:list>
                <text:p text:style-name="P3"><text:span text:style-name="T3"/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g>
          <svg:title>TexMaths</svg:title>
          <svg:desc>14§display§\rho (\mathbf{x})§svg§600§FALSE</svg:desc>
          <draw:polygon draw:style-name="gr2" draw:layer="layout" svg:width="1.396cm" svg:height="0.761cm" svg:x="5.093cm" svg:y="11.049cm" svg:viewBox="0 0 1397 762" draw:points="700,762 0,762 0,0 1397,0 1397,762">
            <text:p/>
          </draw:polygon>
          <draw:path draw:style-name="gr3" draw:layer="layout" svg:width="0.348cm" svg:height="0.501cm" svg:x="5.116cm" svg:y="11.283cm" svg:viewBox="0 0 349 502" svg:d="M2 470c-2 8-2 11-2 13 0 11 8 19 21 19 14 0 25-13 25-15 4-6 27-110 48-193 15 31 38 52 73 52 86 0 182-108 182-220 0-83-48-126-103-126-73 0-150 76-171 169zM167 329c-52 0-65-61-65-67 0-4 4-20 7-28 20-87 27-115 43-145 32-54 69-72 92-72 27 0 50 22 50 74 0 43-20 128-39 167-25 47-61 71-88 71z">
            <text:p/>
          </draw:path>
          <draw:path draw:style-name="gr3" draw:layer="layout" svg:width="0.172cm" svg:height="0.761cm" svg:x="5.546cm" svg:y="11.049cm" svg:viewBox="0 0 173 762" svg:d="M173 756c0-3 0-5-14-18-92-95-115-240-115-357 0-132 27-264 119-359 10-11 10-11 10-13 0-7-4-9-8-9-8 0-75 52-119 149-38 85-46 169-46 232 0 61 8 152 48 238 46 95 109 143 117 143 4 0 8-2 8-6z">
            <text:p/>
          </draw:path>
          <draw:path draw:style-name="gr3" draw:layer="layout" svg:width="0.415cm" svg:height="0.339cm" svg:x="5.774cm" svg:y="11.283cm" svg:viewBox="0 0 416 340" svg:d="M238 152l88-100c8-11 12-15 75-15v-37c-27 2-65 2-69 2-19 0-54-2-75-2v37c10 0 19 0 27 6-2 5-2 7-4 9l-63 71-73-86h29v-37c-18 0-64 2-87 2-25 0-59-2-82-2v37h52l115 141-96 112c-12 13-40 13-75 13v37c25-2 65-2 67-2 19 0 62 2 77 2v-37c-12 0-27-2-27-6 0-3 0-3 4-9l73-85 80 100h-28v37c19 0 63-2 88-2 23 0 56 2 82 2v-37h-53z">
            <text:p/>
          </draw:path>
          <draw:path draw:style-name="gr3" draw:layer="layout" svg:width="0.172cm" svg:height="0.761cm" svg:x="6.246cm" svg:y="11.049cm" svg:viewBox="0 0 173 762" svg:d="M173 381c0-58-8-152-50-238-44-93-108-143-115-143-6 0-8 2-8 9 0 2 0 2 15 17 73 76 114 197 114 355 0 132-27 266-119 362-10 8-10 10-10 13 0 4 2 6 8 6 7 0 73-52 117-147 38-85 48-169 48-234z">
            <text:p/>
          </draw:path>
        </draw:g>
        <draw:frame draw:style-name="gr5" draw:text-style-name="P4" draw:layer="layout" svg:width="6.42cm" svg:height="6.881cm" svg:x="6.915cm" svg:y="8.486cm">
          <draw:text-box>
            <text:p text:style-name="P2"><text:span text:style-name="T1">Unstructured fields</text:span></text:p>
            <text:p text:style-name="P2"><text:span text:style-name="T1"/></text:p>
            <text:p text:style-name="P2"><text:span text:style-name="T1"/></text:p>
            <text:list text:style-name="L1">
              <text:list-item>
                <text:p text:style-name="P3"><text:span text:style-name="T1">Mass density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Delaunay/Voronoi tessellations</text:span></text:p>
                  </text:list-item>
                </text:list>
                <text:p text:style-name="P3"><text:span text:style-name="T1"><text:s/></text:span></text:p>
              </text:list-item>
            </text:list>
            <text:list text:style-name="L1">
              <text:list-item>
                <text:p text:style-name="P2"><text:span text:style-name="T1">Linking length <text:s/></text:span></text:p>
              </text:list-item>
            </text:list>
          </draw:text-box>
        </draw:frame>
        <draw:g>
          <svg:title>TexMaths</svg:title>
          <svg:desc>14§display§b§svg§600§FALSE</svg:desc>
          <draw:polygon draw:style-name="gr2" draw:layer="layout" svg:width="0.507cm" svg:height="0.499cm" svg:x="12.065cm" svg:y="14.097cm" svg:viewBox="0 0 508 500" draw:points="254,500 0,500 0,0 508,0 508,500">
            <text:p/>
          </draw:polygon>
          <draw:path draw:style-name="gr3" draw:layer="layout" svg:width="0.433cm" svg:height="0.507cm" svg:x="12.122cm" svg:y="14.097cm" svg:viewBox="0 0 434 508" svg:d="M227 8c0 0 0-8-16-8-27 0-114 6-144 8-10 0-24 0-24 14 0 9 14 9 31 9 56 0 60 4 60 12 0 4-14 28-17 45l-97 234c-17 35-20 47-20 72 0 69 63 114 150 114 141 0 284-108 284-212 0-65-60-114-157-114-53 0-103 20-137 42zM117 280c7-15 7-17 17-25 57-47 110-57 143-57 40 0 74 20 74 67 0 43-40 125-60 153-40 47-94 74-141 74-40 0-80-21-80-74 0-12 0-26 20-71z">
            <text:p/>
          </draw:path>
        </draw:g>
        <draw:frame draw:style-name="gr6" draw:text-style-name="P5" draw:layer="layout" svg:width="6.604cm" svg:height="1.266cm" svg:x="2.54cm" svg:y="5.969cm">
          <draw:text-box>
            <text:p><text:span text:style-name="T1">Position co-ordinates </text:span></text:p>
          </draw:text-box>
        </draw:frame>
        <draw:frame draw:style-name="gr6" draw:text-style-name="P5" draw:layer="layout" svg:width="9.144cm" svg:height="1.266cm" svg:x="15.24cm" svg:y="5.846cm">
          <draw:text-box>
            <text:p><text:span text:style-name="T1">Phase-space co-ordinates </text:span></text:p>
          </draw:text-box>
        </draw:frame>
        <draw:frame draw:style-name="gr7" draw:text-style-name="P4" draw:layer="layout" svg:width="6.606cm" svg:height="6.515cm" svg:x="14.476cm" svg:y="8.509cm">
          <draw:text-box>
            <text:p text:style-name="P2"><text:span text:style-name="T1">Structured fields</text:span></text:p>
            <text:p text:style-name="P3"><text:span text:style-name="T1">(on regular grids)</text:span></text:p>
            <text:p text:style-name="P3"><text:span text:style-name="T1"/></text:p>
            <text:list text:style-name="L1">
              <text:list-item>
                <text:p text:style-name="P3"><text:span text:style-name="T1">Multi-stream field </text:span></text:p>
                <text:p text:style-name="P3"><text:span text:style-name="T1"><text:s/>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5" draw:text-style-name="P4" draw:layer="layout" svg:width="6.164cm" svg:height="6.881cm" svg:x="21.014cm" svg:y="8.385cm">
          <draw:text-box>
            <text:p text:style-name="P2"><text:span text:style-name="T1">Unstructured fields</text:span></text:p>
            <text:p text:style-name="P2"><text:span text:style-name="T1"/></text:p>
            <text:p text:style-name="P2"><text:span text:style-name="T1"/></text:p>
            <text:list text:style-name="L1">
              <text:list-item>
                <text:p text:style-name="P3"><text:span text:style-name="T1">Multi-stream field </text:span></text:p>
                <text:p text:style-name="P3"><text:span text:style-name="T1"><text:s/></text:span></text:p>
                <text:p text:style-name="P2"><text:span text:style-name="T1"/></text:p>
              </text:list-item>
              <text:list-item>
                <text:p text:style-name="P2"><text:span text:style-name="T1">Flip-flop field <text:s text:c="2"/></text:span></text:p>
              </text:list-item>
            </text:list>
          </draw:text-box>
        </draw:frame>
        <draw:g>
          <svg:title>TexMaths</svg:title>
          <svg:desc>14§display§n_{str}(\mathbf{x})§svg§600§FALSE</svg:desc>
          <draw:polygon draw:style-name="gr2" draw:layer="layout" svg:width="2.031cm" svg:height="0.761cm" svg:x="15.494cm" svg:y="11.811cm" svg:viewBox="0 0 2032 762" draw:points="1017,762 0,762 0,0 2032,0 2032,762">
            <text:p/>
          </draw:polygon>
          <draw:path draw:style-name="gr3" draw:layer="layout" svg:width="0.354cm" svg:height="0.346cm" svg:x="15.512cm" svg:y="12.045cm" svg:viewBox="0 0 355 347" svg:d="M39 293c-1 12-6 30-6 33 0 14 9 21 20 21 6 0 19-7 24-22 0 0 9-37 12-56l13-70c5-15 10-32 11-50 4-12 9-36 9-39 9-24 45-93 109-93 30 0 35 29 35 55 0 44-34 144-43 176-6 18-7 27-7 35 0 37 24 64 54 64 61 0 85-111 85-118 0-8-5-8-8-8-5 0-5 2-9 15-12 52-35 93-66 93-11 0-17-6-17-24 0-19 7-39 12-54 14-41 39-125 39-168 0-53-27-83-74-83-59 0-90 49-102 67-3-43-32-67-61-67-30 0-43 30-48 43-12 27-21 72-21 73 0 10 8 10 8 10 7 0 7 0 10-18 12-54 24-91 49-91 13 0 20 9 20 35 0 15-1 24-10 64z">
            <text:p/>
          </draw:path>
          <draw:path draw:style-name="gr3" draw:layer="layout" svg:width="0.183cm" svg:height="0.241cm" svg:x="15.918cm" svg:y="12.261cm" svg:viewBox="0 0 184 242" svg:d="M166 35c-12 3-19 14-19 26s10 17 15 17 22-5 22-30c0-37-33-48-62-48-72 0-84 62-84 78 0 19 10 32 16 38 13 11 20 14 52 21 9 1 39 8 39 36 0 9-3 29-24 43-19 11-41 11-47 11-18 0-44-4-56-22 17-1 27-17 27-32 0-13-7-19-19-19-13 0-26 13-26 37 0 32 30 51 74 51 86 0 101-67 101-88 0-50-47-59-63-63-5-2-17-5-19-5-16-3-26-14-26-25 0-13 10-29 19-35 12-10 29-10 36-10 9 0 35 1 44 19z">
            <text:p/>
          </draw:path>
          <draw:path draw:style-name="gr3" draw:layer="layout" svg:width="0.156cm" svg:height="0.339cm" svg:x="16.152cm" svg:y="12.164cm" svg:viewBox="0 0 157 340" svg:d="M95 124h47c9 0 15 0 15-11 0-9-6-9-14-9h-45l17-80c0-2 2-5 2-7 0-11-5-17-15-17-13 0-19 8-22 24-3 13 2-13-18 80h-47c-9 0-15 0-15 11 0 9 6 9 13 9h44l-27 124c-3 16-6 34-6 42 0 30 23 50 48 50 53 0 82-74 82-82 0-7-7-7-7-7-5 0-8 2-11 11-14 32-35 63-62 63-9 0-17-7-17-26 0-5 2-17 5-22z">
            <text:p/>
          </draw:path>
          <draw:path draw:style-name="gr3" draw:layer="layout" svg:width="0.213cm" svg:height="0.241cm" svg:x="16.351cm" svg:y="12.261cm" svg:viewBox="0 0 214 242" svg:d="M87 127c0-1 11-51 11-54 3-3 15-30 30-43 3-4 17-14 38-14 3 0 16 0 24 6-13 6-19 21-19 30 0 13 7 20 19 20 9 0 24-10 24-34 0-27-24-38-48-38s-45 11-65 38c-8-33-38-38-47-38-19 0-30 13-37 28-11 20-17 52-17 55 0 6 6 6 8 6 7 0 7-3 10-16 6-32 15-57 35-57 10 0 14 10 14 25 0 11-4 31-8 45-3 14-6 38-9 48l-15 70c-2 6-5 19-5 22 0 10 9 16 17 16 6 0 15-4 18-15 2-4 6-28 9-41z">
            <text:p/>
          </draw:path>
          <draw:path draw:style-name="gr3" draw:layer="layout" svg:width="0.153cm" svg:height="0.761cm" svg:x="16.684cm" svg:y="11.811cm" svg:viewBox="0 0 154 762" svg:d="M154 756c0-2 0-5-12-18-83-95-103-240-103-356 0-134 24-266 106-360 9-11 9-11 9-14 0-6-3-8-7-8-8 0-67 52-106 149-33 85-41 169-41 233 0 60 8 151 42 237 41 95 97 143 105 143 4 0 7-2 7-6z">
            <text:p/>
          </draw:path>
          <draw:path draw:style-name="gr3" draw:layer="layout" svg:width="0.369cm" svg:height="0.339cm" svg:x="16.888cm" svg:y="12.045cm" svg:viewBox="0 0 370 340" svg:d="M211 151l79-99c7-11 12-15 67-15v-37c-24 2-58 2-61 2-17 0-49-2-67-2v37c9 0 17 0 24 6-2 5-2 6-4 9l-56 72-65-87h26v-37c-17 0-57 2-77 2-23 0-53-2-74-2v37h47l102 141-85 112c-11 14-35 14-67 14v36c23-3 57-3 59-3 18 0 56 3 69 3v-36c-11 0-24-3-24-8 0-2 0-2 3-8l66-84 70 100h-24v36c18 0 56-3 78-3 21 0 50 3 73 3v-36h-47z">
            <text:p/>
          </draw:path>
          <draw:path draw:style-name="gr3" draw:layer="layout" svg:width="0.153cm" svg:height="0.761cm" svg:x="17.307cm" svg:y="11.811cm" svg:viewBox="0 0 154 762" svg:d="M154 382c0-59-7-153-44-239-39-94-97-143-102-143-6 0-8 2-8 8 0 3 0 3 13 18 65 76 102 197 102 356 0 132-24 265-106 361-9 8-9 11-9 13 0 4 2 6 8 6 5 0 64-52 104-148 33-84 42-168 42-232z">
            <text:p/>
          </draw:path>
        </draw:g>
        <draw:g>
          <svg:title>TexMaths</svg:title>
          <svg:desc>14§display§n_{ff}(\mathbf{q})§svg§600§FALSE</svg:desc>
          <draw:polygon draw:style-name="gr2" draw:layer="layout" svg:width="2.158cm" svg:height="0.757cm" svg:x="21.971cm" svg:y="13.97cm" svg:viewBox="0 0 2159 758" draw:points="1081,758 0,758 0,0 2159,0 2159,758">
            <text:p/>
          </draw:polygon>
          <draw:path draw:style-name="gr3" draw:layer="layout" svg:width="0.394cm" svg:height="0.331cm" svg:x="21.992cm" svg:y="14.194cm" svg:viewBox="0 0 395 332" svg:d="M44 281c-3 12-6 29-6 32 0 13 9 19 20 19 8 0 22-6 27-20 0 0 10-36 15-54l14-67c6-15 10-31 12-48 4-12 10-35 10-37 11-23 50-89 120-89 33 0 39 26 39 51 0 44-36 140-47 171-6 17-9 25-9 33 0 35 27 60 61 60 68 0 95-105 95-112 0-9-6-9-9-9-6 0-6 3-10 16-14 49-40 89-75 89-12 0-18-6-18-23 0-19 8-37 15-52 14-39 43-121 43-162 0-50-31-79-82-79-67 0-102 48-114 65-4-42-36-65-68-65-33 0-48 29-54 42-12 24-23 68-23 70 0 8 9 8 9 8 8 0 8 0 12-16 12-52 26-87 53-87 15 0 23 8 23 33 0 15-2 23-12 62z">
            <text:p/>
          </draw:path>
          <draw:path draw:style-name="gr3" draw:layer="layout" svg:width="0.272cm" svg:height="0.465cm" svg:x="22.445cm" svg:y="14.266cm" svg:viewBox="0 0 273 466" svg:d="M171 157h50c11 0 17 0 17-9s-6-9-15-9h-47c10-65 15-87 18-102 3-12 15-23 27-23 0 0 15 0 23 6-21 6-21 26-21 28 0 12 9 20 21 20s29-12 29-31c0-25-28-37-52-37-23 0-47 12-62 40-10 18-15 40-24 99h-41c-11 0-17 0-17 12 0 6 6 6 17 6h36c0 5-33 190-45 244-2 12-11 49-35 49 0 0-12 0-23-4 20-8 23-26 23-28 0-14-9-20-21-20-14 0-29 11-29 32 0 22 24 36 50 36 33 0 56-34 62-45 18-35 29-97 30-103z">
            <text:p/>
          </draw:path>
          <draw:path draw:style-name="gr3" draw:layer="layout" svg:width="0.272cm" svg:height="0.465cm" svg:x="22.785cm" svg:y="14.266cm" svg:viewBox="0 0 273 466" svg:d="M171 157h50c11 0 17 0 17-9s-6-9-15-9h-47c10-65 15-87 18-102 3-12 15-23 27-23 0 0 15 0 23 6-21 6-21 26-21 28 0 12 9 20 21 20s29-12 29-31c0-25-28-37-52-37-23 0-47 12-62 40-10 18-15 40-24 99h-41c-11 0-17 0-17 12 0 6 6 6 17 6h36c0 5-33 190-45 244-2 12-11 49-35 49 0 0-12 0-23-4 20-8 23-26 23-28 0-14-9-20-21-20-14 0-29 11-29 32 0 22 24 36 50 36 33 0 56-34 62-45 18-35 29-97 30-103z">
            <text:p/>
          </draw:path>
          <draw:path draw:style-name="gr3" draw:layer="layout" svg:width="0.17cm" svg:height="0.73cm" svg:x="23.196cm" svg:y="13.97cm" svg:viewBox="0 0 171 731" svg:d="M171 725c0-3 0-5-14-17-91-91-113-230-113-342 0-127 26-254 118-346 9-9 9-9 9-12 0-6-3-8-8-8-8 0-74 50-118 143-36 81-45 162-45 223 0 58 9 145 47 228 47 91 108 137 116 137 5 0 8-3 8-6z">
            <text:p/>
          </draw:path>
          <draw:path draw:style-name="gr3" draw:layer="layout" svg:width="0.411cm" svg:height="0.471cm" svg:x="23.434cm" svg:y="14.188cm" svg:viewBox="0 0 412 472" svg:d="M281 227c0 12 0 14-10 31-29 41-67 49-89 49-46 0-88-42-88-139 0-103 53-139 98-139 53 0 89 59 89 96zM291 58c-25-35-66-58-109-58-108 0-182 65-182 166 0 104 74 169 176 169 35 0 68-11 101-40v143h-50v34c21 0 64-3 91-3 29 0 73 3 94 3v-34h-53v-438h-29z">
            <text:p/>
          </draw:path>
          <draw:path draw:style-name="gr3" draw:layer="layout" svg:width="0.17cm" svg:height="0.73cm" svg:x="23.888cm" svg:y="13.97cm" svg:viewBox="0 0 171 731" svg:d="M171 366c0-56-8-146-50-229-42-89-106-137-112-137-7 0-9 2-9 8 0 3 0 3 15 17 71 72 113 189 113 341 0 126-27 254-117 346-11 8-11 10-11 13s2 6 9 6c6 0 71-49 115-142 37-80 47-162 47-223z">
            <text:p/>
          </draw:path>
        </draw:g>
        <draw:g>
          <svg:title>TexMaths</svg:title>
          <svg:desc>14§display§(\mathbf{p}, \mathbf{x}) \text{or} (\mathbf{q}, \mathbf{x})§svg§600§FALSE</svg:desc>
          <draw:polygon draw:style-name="gr8" draw:layer="layout" svg:width="3.936cm" svg:height="0.619cm" svg:x="22.733cm" svg:y="6.096cm" svg:viewBox="0 0 3937 620" draw:points="1969,620 0,620 0,0 3937,0 3937,620">
            <text:p/>
          </draw:polygon>
          <draw:path draw:style-name="gr9" draw:layer="layout" svg:width="0.159cm" svg:height="0.619cm" svg:x="22.8cm" svg:y="6.096cm" svg:viewBox="0 0 160 620" svg:d="M160 615c0-2 0-4-14-14-84-78-105-196-105-291 0-107 24-215 110-292 9-9 9-9 9-11 0-5-4-7-7-7-8 0-70 42-110 122-36 68-43 137-43 188 0 49 7 123 45 194 42 77 100 116 108 116 3 0 7-2 7-5z">
            <text:p/>
          </draw:path>
          <draw:path draw:style-name="gr9" draw:layer="layout" svg:width="0.384cm" svg:height="0.399cm" svg:x="23.023cm" svg:y="6.281cm" svg:viewBox="0 0 385 400" svg:d="M125 76c0-13 0-13 11-21 26-27 61-30 77-30 46 0 84 38 84 116 0 88-48 120-92 120-9 0-43 0-71-34-9-7-9-9-9-19zM125 255c30 22 59 29 88 29 102 0 172-57 172-143 0-83-62-141-161-141-52 0-87 19-102 30v-30l-122 5v28c43 0 46 0 46 25v314h-46v28c19 0 60-2 87-2 25 0 66 2 85 2v-28h-47z">
            <text:p/>
          </draw:path>
          <draw:path draw:style-name="gr9" draw:layer="layout" svg:width="0.08cm" svg:height="0.186cm" svg:x="23.489cm" svg:y="6.494cm" svg:viewBox="0 0 81 187" svg:d="M81 65c0-40-17-65-45-65-22 0-36 16-36 33 0 16 14 34 36 34 9 0 19-4 26-9 2-2 2-2 2-2 1 0 1 0 1 9 0 48-22 85-46 106-7 5-7 7-7 9 0 5 3 7 5 7 8 0 64-48 64-122z">
            <text:p/>
          </draw:path>
          <draw:path draw:style-name="gr9" draw:layer="layout" svg:width="0.384cm" svg:height="0.276cm" svg:x="23.747cm" svg:y="6.286cm" svg:viewBox="0 0 385 277" svg:d="M220 123l81-81c8-9 12-12 70-12v-30c-26 2-60 2-64 2-17 0-50-2-70-2v30c10 0 18 0 26 5-2 4-2 6-4 7l-58 58-67-70h26v-30c-17 0-60 2-81 2-23 0-54-2-75-2v30h48l106 114-89 92c-11 11-36 11-69 11v30c24-2 60-2 62-2 17 0 58 2 72 2v-30c-12 0-26-2-26-6 0-1 0-1 4-7l68-68 73 81h-25v30c18 0 57-2 81-2 21 0 52 2 76 2v-30h-49z">
            <text:p/>
          </draw:path>
          <draw:path draw:style-name="gr9" draw:layer="layout" svg:width="0.159cm" svg:height="0.619cm" svg:x="24.184cm" svg:y="6.096cm" svg:viewBox="0 0 160 620" svg:d="M160 310c0-48-7-123-46-194-40-75-100-116-107-116-5 0-7 2-7 7 0 2 0 2 14 14 67 62 106 160 106 289 0 107-25 217-110 294-10 7-10 9-10 11 0 3 2 5 7 5 7 0 68-42 108-120 36-68 45-137 45-190z">
            <text:p/>
          </draw:path>
          <draw:path draw:style-name="gr9" draw:layer="layout" svg:width="0.303cm" svg:height="0.284cm" svg:x="24.427cm" svg:y="6.283cm" svg:viewBox="0 0 304 285" svg:d="M304 146c0-81-70-146-151-146-88 0-153 69-153 146 0 79 72 139 151 139 83 0 153-60 153-139zM153 269c-31 0-60-12-79-40-18-28-18-65-18-88 0-25 0-58 18-86 17-29 50-41 77-41 31 0 60 14 77 41 18 26 18 61 18 86 0 23 0 56-14 83-16 28-47 45-79 45z">
            <text:p/>
          </draw:path>
          <draw:path draw:style-name="gr9" draw:layer="layout" svg:width="0.229cm" svg:height="0.274cm" svg:x="24.767cm" svg:y="6.286cm" svg:viewBox="0 0 230 275" svg:d="M95 69v-69l-95 7v19c48 0 55 4 55 36v165c0 28-9 28-55 28v20c27 0 58-2 77-2 29 0 60 0 88 2v-20h-14c-51 0-53-7-53-28v-97c0-61 29-116 82-116 4 0 5 0 7 0-2 0-15 9-15 25 0 17 13 26 29 26 12 0 29-7 29-26 0-21-22-39-50-39-51 0-75 42-85 69z">
            <text:p/>
          </draw:path>
          <draw:path draw:style-name="gr9" draw:layer="layout" svg:width="0.159cm" svg:height="0.619cm" svg:x="25.083cm" svg:y="6.096cm" svg:viewBox="0 0 160 620" svg:d="M160 615c0-2 0-4-14-14-84-78-105-196-105-291 0-107 24-215 110-292 9-9 9-9 9-11 0-5-4-7-7-7-8 0-70 42-110 122-36 68-43 137-43 188 0 49 7 123 45 194 42 77 100 116 108 116 3 0 7-2 7-5z">
            <text:p/>
          </draw:path>
          <draw:path draw:style-name="gr9" draw:layer="layout" svg:width="0.384cm" svg:height="0.399cm" svg:x="25.304cm" svg:y="6.281cm" svg:viewBox="0 0 385 400" svg:d="M263 192c0 11 0 12-10 26-27 36-62 43-83 43-43 0-83-36-83-118 0-88 50-118 93-118 50 0 83 49 83 81zM273 49c-24-30-62-49-103-49-101 0-170 55-170 141 0 88 69 143 165 143 32 0 63-9 94-34v122h-46v28c19 0 60-2 84-2 28 0 69 2 88 2v-28h-49v-372h-27z">
            <text:p/>
          </draw:path>
          <draw:path draw:style-name="gr9" draw:layer="layout" svg:width="0.08cm" svg:height="0.186cm" svg:x="25.749cm" svg:y="6.494cm" svg:viewBox="0 0 81 187" svg:d="M81 65c0-40-17-65-45-65-22 0-36 16-36 33 0 16 14 34 36 34 9 0 19-4 26-9 2-2 2-2 2-2 1 0 1 0 1 9 0 48-22 85-46 106-7 5-7 7-7 9 0 5 3 7 5 7 8 0 64-48 64-122z">
            <text:p/>
          </draw:path>
          <draw:path draw:style-name="gr9" draw:layer="layout" svg:width="0.384cm" svg:height="0.276cm" svg:x="26.007cm" svg:y="6.286cm" svg:viewBox="0 0 385 277" svg:d="M220 123l81-81c8-9 12-12 70-12v-30c-26 2-60 2-64 2-17 0-50-2-70-2v30c10 0 18 0 26 5-2 4-2 6-4 7l-58 58-67-70h26v-30c-17 0-60 2-81 2-23 0-54-2-75-2v30h48l106 114-89 92c-11 11-36 11-69 11v30c24-2 60-2 62-2 17 0 58 2 72 2v-30c-12 0-26-2-26-6 0-1 0-1 4-7l68-68 73 81h-25v30c18 0 57-2 81-2 21 0 52 2 76 2v-30h-49z">
            <text:p/>
          </draw:path>
          <draw:path draw:style-name="gr9" draw:layer="layout" svg:width="0.159cm" svg:height="0.619cm" svg:x="26.442cm" svg:y="6.096cm" svg:viewBox="0 0 160 620" svg:d="M160 310c0-48-7-123-46-194-40-75-100-116-107-116-5 0-7 2-7 7 0 2 0 2 14 14 67 62 106 160 106 289 0 107-25 217-110 294-10 7-10 9-10 11 0 3 2 5 7 5 7 0 68-42 108-120 36-68 45-137 45-190z">
            <text:p/>
          </draw:path>
        </draw:g>
        <draw:line draw:style-name="gr10" draw:text-style-name="P1" draw:layer="layout" svg:x1="13.97cm" svg:y1="3.429cm" svg:x2="6.731cm" svg:y2="5.715cm">
          <text:p/>
        </draw:line>
        <draw:line draw:style-name="gr10" draw:text-style-name="P1" draw:layer="layout" svg:x1="13.97cm" svg:y1="3.429cm" svg:x2="20.828cm" svg:y2="5.715cm">
          <text:p/>
        </draw:line>
        <draw:line draw:style-name="gr10" draw:text-style-name="P1" draw:layer="layout" svg:x1="6.731cm" svg:y1="6.858cm" svg:x2="3.175cm" svg:y2="8.255cm">
          <text:p/>
        </draw:line>
        <draw:line draw:style-name="gr10" draw:text-style-name="P1" draw:layer="layout" svg:x1="6.731cm" svg:y1="6.858cm" svg:x2="10.033cm" svg:y2="8.255cm">
          <text:p/>
        </draw:line>
        <draw:line draw:style-name="gr10" draw:text-style-name="P1" draw:layer="layout" svg:x1="20.955cm" svg:y1="6.731cm" svg:x2="17.399cm" svg:y2="8.128cm">
          <text:p/>
        </draw:line>
        <draw:line draw:style-name="gr10" draw:text-style-name="P1" draw:layer="layout" svg:x1="20.955cm" svg:y1="6.731cm" svg:x2="24.257cm" svg:y2="8.128cm">
          <text:p/>
        </draw:line>
        <draw:custom-shape draw:style-name="gr11" draw:text-style-name="P6" draw:layer="layout" svg:width="6.223cm" svg:height="2.032cm" svg:x="10.922cm" svg:y="1.778cm">
          <text:p text:style-name="P1"><text:span text:style-name="T4">Cosmic field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4§display§\rho (\mathbf{x})§svg§600§FALSE</svg:desc>
          <draw:polygon draw:style-name="gr2" draw:layer="layout" svg:width="1.396cm" svg:height="0.761cm" svg:x="11.557cm" svg:y="10.922cm" svg:viewBox="0 0 1397 762" draw:points="700,762 0,762 0,0 1397,0 1397,762">
            <text:p/>
          </draw:polygon>
          <draw:path draw:style-name="gr3" draw:layer="layout" svg:width="0.348cm" svg:height="0.501cm" svg:x="11.58cm" svg:y="11.156cm" svg:viewBox="0 0 349 502" svg:d="M2 470c-2 8-2 11-2 13 0 11 8 19 21 19 14 0 25-13 25-15 4-6 27-110 48-193 15 31 38 52 73 52 86 0 182-108 182-220 0-83-48-126-103-126-73 0-150 76-171 169zM167 329c-52 0-65-61-65-67 0-4 4-20 7-28 20-87 27-115 43-145 32-54 69-72 92-72 27 0 50 22 50 74 0 43-20 128-39 167-25 47-61 71-88 71z">
            <text:p/>
          </draw:path>
          <draw:path draw:style-name="gr3" draw:layer="layout" svg:width="0.172cm" svg:height="0.761cm" svg:x="12.01cm" svg:y="10.922cm" svg:viewBox="0 0 173 762" svg:d="M173 756c0-3 0-5-14-18-92-95-115-240-115-357 0-132 27-264 119-359 10-11 10-11 10-13 0-7-4-9-8-9-8 0-75 52-119 149-38 85-46 169-46 232 0 61 8 152 48 238 46 95 109 143 117 143 4 0 8-2 8-6z">
            <text:p/>
          </draw:path>
          <draw:path draw:style-name="gr3" draw:layer="layout" svg:width="0.415cm" svg:height="0.339cm" svg:x="12.238cm" svg:y="11.156cm" svg:viewBox="0 0 416 340" svg:d="M238 152l88-100c8-11 12-15 75-15v-37c-27 2-65 2-69 2-19 0-54-2-75-2v37c10 0 19 0 27 6-2 5-2 7-4 9l-63 71-73-86h29v-37c-18 0-64 2-87 2-25 0-59-2-82-2v37h52l115 141-96 112c-12 13-40 13-75 13v37c25-2 65-2 67-2 19 0 62 2 77 2v-37c-12 0-27-2-27-6 0-3 0-3 4-9l73-85 80 100h-28v37c19 0 63-2 88-2 23 0 56 2 82 2v-37h-53z">
            <text:p/>
          </draw:path>
          <draw:path draw:style-name="gr3" draw:layer="layout" svg:width="0.172cm" svg:height="0.761cm" svg:x="12.71cm" svg:y="10.922cm" svg:viewBox="0 0 173 762" svg:d="M173 381c0-58-8-152-50-238-44-93-108-143-115-143-6 0-8 2-8 9 0 2 0 2 15 17 73 76 114 197 114 355 0 132-27 266-119 362-10 8-10 10-10 13 0 4 2 6 8 6 7 0 73-52 117-147 38-85 48-169 48-234z">
            <text:p/>
          </draw:path>
        </draw:g>
        <draw:g>
          <svg:title>TexMaths</svg:title>
          <svg:desc>14§display§n_{str}(\mathbf{x})§svg§600§FALSE</svg:desc>
          <draw:polygon draw:style-name="gr2" draw:layer="layout" svg:width="2.031cm" svg:height="0.761cm" svg:x="21.971cm" svg:y="11.684cm" svg:viewBox="0 0 2032 762" draw:points="1017,762 0,762 0,0 2032,0 2032,762">
            <text:p/>
          </draw:polygon>
          <draw:path draw:style-name="gr3" draw:layer="layout" svg:width="0.354cm" svg:height="0.346cm" svg:x="21.989cm" svg:y="11.918cm" svg:viewBox="0 0 355 347" svg:d="M39 293c-1 12-6 30-6 33 0 14 9 21 20 21 6 0 19-7 24-22 0 0 9-37 12-56l13-70c5-15 10-32 11-50 4-12 9-36 9-39 9-24 45-93 109-93 30 0 35 29 35 55 0 44-34 144-43 176-6 18-7 27-7 35 0 37 24 64 54 64 61 0 85-111 85-118 0-8-5-8-8-8-5 0-5 2-9 15-12 52-35 93-66 93-11 0-17-6-17-24 0-19 7-39 12-54 14-41 39-125 39-168 0-53-27-83-74-83-59 0-90 49-102 67-3-43-32-67-61-67-30 0-43 30-48 43-12 27-21 72-21 73 0 10 8 10 8 10 7 0 7 0 10-18 12-54 24-91 49-91 13 0 20 9 20 35 0 15-1 24-10 64z">
            <text:p/>
          </draw:path>
          <draw:path draw:style-name="gr3" draw:layer="layout" svg:width="0.183cm" svg:height="0.241cm" svg:x="22.395cm" svg:y="12.134cm" svg:viewBox="0 0 184 242" svg:d="M166 35c-12 3-19 14-19 26s10 17 15 17 22-5 22-30c0-37-33-48-62-48-72 0-84 62-84 78 0 19 10 32 16 38 13 11 20 14 52 21 9 1 39 8 39 36 0 9-3 29-24 43-19 11-41 11-47 11-18 0-44-4-56-22 17-1 27-17 27-32 0-13-7-19-19-19-13 0-26 13-26 37 0 32 30 51 74 51 86 0 101-67 101-88 0-50-47-59-63-63-5-2-17-5-19-5-16-3-26-14-26-25 0-13 10-29 19-35 12-10 29-10 36-10 9 0 35 1 44 19z">
            <text:p/>
          </draw:path>
          <draw:path draw:style-name="gr3" draw:layer="layout" svg:width="0.156cm" svg:height="0.339cm" svg:x="22.629cm" svg:y="12.037cm" svg:viewBox="0 0 157 340" svg:d="M95 124h47c9 0 15 0 15-11 0-9-6-9-14-9h-45l17-80c0-2 2-5 2-7 0-11-5-17-15-17-13 0-19 8-22 24-3 13 2-13-18 80h-47c-9 0-15 0-15 11 0 9 6 9 13 9h44l-27 124c-3 16-6 34-6 42 0 30 23 50 48 50 53 0 82-74 82-82 0-7-7-7-7-7-5 0-8 2-11 11-14 32-35 63-62 63-9 0-17-7-17-26 0-5 2-17 5-22z">
            <text:p/>
          </draw:path>
          <draw:path draw:style-name="gr3" draw:layer="layout" svg:width="0.213cm" svg:height="0.241cm" svg:x="22.828cm" svg:y="12.134cm" svg:viewBox="0 0 214 242" svg:d="M87 127c0-1 11-51 11-54 3-3 15-30 30-43 3-4 17-14 38-14 3 0 16 0 24 6-13 6-19 21-19 30 0 13 7 20 19 20 9 0 24-10 24-34 0-27-24-38-48-38s-45 11-65 38c-8-33-38-38-47-38-19 0-30 13-37 28-11 20-17 52-17 55 0 6 6 6 8 6 7 0 7-3 10-16 6-32 15-57 35-57 10 0 14 10 14 25 0 11-4 31-8 45-3 14-6 38-9 48l-15 70c-2 6-5 19-5 22 0 10 9 16 17 16 6 0 15-4 18-15 2-4 6-28 9-41z">
            <text:p/>
          </draw:path>
          <draw:path draw:style-name="gr3" draw:layer="layout" svg:width="0.153cm" svg:height="0.761cm" svg:x="23.161cm" svg:y="11.684cm" svg:viewBox="0 0 154 762" svg:d="M154 756c0-2 0-5-12-18-83-95-103-240-103-356 0-134 24-266 106-360 9-11 9-11 9-14 0-6-3-8-7-8-8 0-67 52-106 149-33 85-41 169-41 233 0 60 8 151 42 237 41 95 97 143 105 143 4 0 7-2 7-6z">
            <text:p/>
          </draw:path>
          <draw:path draw:style-name="gr3" draw:layer="layout" svg:width="0.369cm" svg:height="0.339cm" svg:x="23.365cm" svg:y="11.918cm" svg:viewBox="0 0 370 340" svg:d="M211 151l79-99c7-11 12-15 67-15v-37c-24 2-58 2-61 2-17 0-49-2-67-2v37c9 0 17 0 24 6-2 5-2 6-4 9l-56 72-65-87h26v-37c-17 0-57 2-77 2-23 0-53-2-74-2v37h47l102 141-85 112c-11 14-35 14-67 14v36c23-3 57-3 59-3 18 0 56 3 69 3v-36c-11 0-24-3-24-8 0-2 0-2 3-8l66-84 70 100h-24v36c18 0 56-3 78-3 21 0 50 3 73 3v-36h-47z">
            <text:p/>
          </draw:path>
          <draw:path draw:style-name="gr3" draw:layer="layout" svg:width="0.153cm" svg:height="0.761cm" svg:x="23.784cm" svg:y="11.684cm" svg:viewBox="0 0 154 762" svg:d="M154 382c0-59-7-153-44-239-39-94-97-143-102-143-6 0-8 2-8 8 0 3 0 3 13 18 65 76 102 197 102 356 0 132-24 265-106 361-9 8-9 11-9 13 0 4 2 6 8 6 5 0 64-52 104-148 33-84 42-168 42-23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5:52:18.719387879</meta:creation-date>
    <dc:date>2016-09-15T23:36:40.960645256</dc:date>
    <meta:editing-duration>PT36M18S</meta:editing-duration>
    <meta:editing-cycles>17</meta:editing-cycles>
    <meta:generator>LibreOffice/4.2.8.2$Linux_X86_64 LibreOffice_project/420m0$Build-2</meta:generator>
    <meta:document-statistic meta:object-count="79"/>
  </office:meta>
</office:document-meta>
</file>